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P1" style:family="paragraph">
      <loext:graphic-properties draw:fill="none" draw:fill-color="#ffffff"/>
    </style:style>
    <style:style style:name="T1" style:family="text">
      <style:text-properties fo:language="ru" fo:country="RU"/>
    </style:style>
    <text:list-style style:name="L1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7.2cm" svg:height="2.384cm" svg:x="1.7cm" svg:y="1.3cm">
          <draw:text-box>
            <text:p><text:span text:style-name="T1">Правильные</text:span>:</text:p>
            <text:p>а) ( )[ ]( [ ] )</text:p>
            <text:p>б) ((( [ ] ( ) [ ( ) ] ))) [ ]</text:p>
          </draw:text-box>
        </draw:frame>
        <draw:frame draw:style-name="gr2" draw:text-style-name="P1" draw:layer="layout" svg:width="5.091cm" svg:height="3.806cm" svg:x="1.709cm" svg:y="4.094cm">
          <draw:text-box>
            <text:p><text:span text:style-name="T1">Неправильные</text:span>:в) ][</text:p>
            <text:p>г) ( [ ] ] ( )</text:p>
            <text:p>д) ( [ ]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1cm" fo:page-height="8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10T09:59:04.173845328</meta:creation-date>
    <dc:date>2021-11-16T10:28:19.822000000</dc:date>
    <meta:editing-duration>PT18M25S</meta:editing-duration>
    <meta:editing-cycles>4</meta:editing-cycles>
    <meta:generator>LibreOffice/5.4.3.2$Windows_X86_64 LibreOffice_project/92a7159f7e4af62137622921e809f8546db437e5</meta:generator>
    <meta:document-statistic meta:object-count="2"/>
  </office:meta>
</office:document-meta>
</file>